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4" style:family="table">
      <style:table-properties style:width="6.5in" style:rel-width="100%" table:align="left" style:writing-mode="lr-tb"/>
    </style:style>
    <style:style style:name="Table4.A" style:family="table-column">
      <style:table-column-properties style:column-width="6.5in" style:rel-column-width="65535*"/>
    </style:style>
    <style:style style:name="Table4.1" style:family="table-row">
      <style:table-row-properties fo:background-color="#eeeeee">
        <style:background-image/>
      </style:table-row-properties>
    </style:style>
    <style:style style:name="Table4.A1" style:family="table-cell">
      <style:table-cell-properties style:vertical-align="middle" fo:padding="0.0194in" fo:border="none"/>
    </style:style>
    <style:style style:name="Table1" style:family="table">
      <style:table-properties style:width="3.9722in" fo:margin-left="-0.0104in" fo:margin-top="0in" fo:margin-bottom="0in" table:align="left" style:writing-mode="lr-tb"/>
    </style:style>
    <style:style style:name="Table1.A" style:family="table-column">
      <style:table-column-properties style:column-width="2.6389in"/>
    </style:style>
    <style:style style:name="Table1.B" style:family="table-column">
      <style:table-column-properties style:column-width="0.6667in"/>
    </style:style>
    <style:style style:name="Table1.1" style:family="table-row">
      <style:table-row-properties style:min-row-height="0.25in" fo:keep-together="auto"/>
    </style:style>
    <style:style style:name="Table1.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1.C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1.A2" style:family="table-cell">
      <style:table-cell-properties style:vertical-align="bottom" fo:background-color="#ffffff" fo:padding-left="0.075in" fo:padding-right="0.075in" fo:padding-top="0in" fo:padding-bottom="0in" fo:border="none">
        <style:background-image/>
      </style:table-cell-properties>
    </style:style>
    <style:style style:name="Table1.C2"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8" style:family="table-row">
      <style:table-row-properties style:min-row-height="0.2083in" fo:keep-together="auto"/>
    </style:style>
    <style:style style:name="Table1.A8"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C8" style:family="table-cell">
      <style:table-cell-properties fo:padding-left="0.075in" fo:padding-right="0.075in" fo:padding-top="0in" fo:padding-bottom="0in" fo:border-left="none" fo:border-right="none" fo:border-top="none" fo:border-bottom="0.5pt solid #00000a"/>
    </style:style>
    <style:style style:name="Table2" style:family="table">
      <style:table-properties style:width="3.3056in" fo:margin-left="-0.0104in" fo:margin-top="0in" fo:margin-bottom="0in" table:align="left" style:writing-mode="lr-tb"/>
    </style:style>
    <style:style style:name="Table2.A" style:family="table-column">
      <style:table-column-properties style:column-width="2.6389in"/>
    </style:style>
    <style:style style:name="Table2.B" style:family="table-column">
      <style:table-column-properties style:column-width="0.6667in"/>
    </style:style>
    <style:style style:name="Table2.1" style:family="table-row">
      <style:table-row-properties style:min-row-height="0.25in" fo:keep-together="auto"/>
    </style:style>
    <style:style style:name="Table2.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2.B1" style:family="table-cell">
      <style:table-cell-properties style:border-line-width-bottom="0.0104in 0.0104in 0.0104in" fo:padding-left="0.075in" fo:padding-right="0.075in" fo:padding-top="0in" fo:padding-bottom="0in" fo:border-left="none" fo:border-right="none" fo:border-top="0.5pt solid #00000a" fo:border-bottom="2.25pt double #00000a"/>
    </style:style>
    <style:style style:name="Table2.A2" style:family="table-cell">
      <style:table-cell-properties style:vertical-align="bottom" fo:background-color="#ffffff" fo:padding-left="0.075in" fo:padding-right="0.075in" fo:padding-top="0in" fo:padding-bottom="0in" fo:border="none">
        <style:background-image/>
      </style:table-cell-properties>
    </style:style>
    <style:style style:name="Table2.B2"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4" style:family="table-row">
      <style:table-row-properties style:min-row-height="0.2083in" fo:keep-together="auto"/>
    </style:style>
    <style:style style:name="Table2.A4"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2.B4" style:family="table-cell">
      <style:table-cell-properties fo:padding-left="0.075in" fo:padding-right="0.075in" fo:padding-top="0in" fo:padding-bottom="0in" fo:border-left="none" fo:border-right="none" fo:border-top="none" fo:border-bottom="0.5pt solid #00000a"/>
    </style:style>
    <style:style style:name="Table3" style:family="table">
      <style:table-properties style:width="3.3056in" fo:margin-left="-0.0104in" fo:margin-top="0in" fo:margin-bottom="0in" table:align="left" style:writing-mode="lr-tb"/>
    </style:style>
    <style:style style:name="Table3.A" style:family="table-column">
      <style:table-column-properties style:column-width="2.6389in"/>
    </style:style>
    <style:style style:name="Table3.B" style:family="table-column">
      <style:table-column-properties style:column-width="0.6667in"/>
    </style:style>
    <style:style style:name="Table3.1" style:family="table-row">
      <style:table-row-properties style:min-row-height="0.25in" fo:keep-together="auto"/>
    </style:style>
    <style:style style:name="Table3.A1" style:family="table-cell">
      <style:table-cell-properties style:vertical-align="bottom" fo:background-color="#ffffff" style:border-line-width-bottom="0.0104in 0.0104in 0.0104in" fo:padding-left="0.075in" fo:padding-right="0.075in" fo:padding-top="0in" fo:padding-bottom="0in" fo:border-left="none" fo:border-right="none" fo:border-top="0.5pt solid #00000a" fo:border-bottom="2.25pt double #00000a">
        <style:background-image/>
      </style:table-cell-properties>
    </style:style>
    <style:style style:name="Table3.2" style:family="table-row">
      <style:table-row-properties style:min-row-height="0.2604in" fo:keep-together="auto"/>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9" style:family="table-row">
      <style:table-row-properties style:min-row-height="0.2083in" fo:keep-together="auto"/>
    </style:style>
    <style:style style:name="Table3.A15"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style:text-properties fo:color="#00000a"/>
    </style:style>
    <style:style style:name="P4" style:family="paragraph" style:parent-style-name="Standard">
      <style:text-properties style:font-name-asian="Times New Roman2"/>
    </style:style>
    <style:style style:name="P5" style:family="paragraph" style:parent-style-name="Standard">
      <style:paragraph-properties fo:text-align="center" style:justify-single-word="false"/>
      <style:text-properties style:font-name-asian="Times New Roman2"/>
    </style:style>
    <style:style style:name="P6" style:family="paragraph" style:parent-style-name="Standard">
      <style:paragraph-properties fo:text-align="center" style:justify-single-word="false"/>
      <style:text-properties style:font-name-asian="Times New Roman2" style:font-weight-complex="bold"/>
    </style:style>
    <style:style style:name="P7" style:family="paragraph" style:parent-style-name="Standard">
      <style:paragraph-properties fo:text-align="center" style:justify-single-word="false"/>
      <style:text-properties fo:font-style="italic" style:font-name-asian="Times New Roman2" style:font-style-asian="italic"/>
    </style:style>
    <style:style style:name="P8" style:family="paragraph" style:parent-style-name="Standard">
      <style:paragraph-properties fo:text-align="center" style:justify-single-word="false"/>
      <style:text-properties fo:font-style="italic" style:font-name-asian="Times New Roman2" style:font-style-asian="italic" style:font-weight-complex="bold"/>
    </style:style>
    <style:style style:name="P9" style:family="paragraph" style:parent-style-name="Standard">
      <style:paragraph-properties fo:text-align="center" style:justify-single-word="false"/>
      <style:text-properties fo:font-weight="bold" style:font-name-asian="Times New Roman2" style:font-weight-asian="bold"/>
    </style:style>
    <style:style style:name="P10" style:family="paragraph" style:parent-style-name="Standard">
      <style:paragraph-properties fo:text-align="center" style:justify-single-word="false"/>
      <style:text-properties fo:font-weight="bold" style:font-name-asian="Times New Roman2" style:font-weight-asian="bold" style:font-weight-complex="bold"/>
    </style:style>
    <style:style style:name="P11" style:family="paragraph" style:parent-style-name="Standard">
      <style:text-properties style:text-underline-style="solid" style:text-underline-width="auto" style:text-underline-color="font-color" style:font-name-asian="Times New Roman2"/>
    </style:style>
    <style:style style:name="P12" style:family="paragraph" style:parent-style-name="Heading_20_1">
      <style:paragraph-properties fo:break-before="page"/>
    </style:style>
    <style:style style:name="P13" style:family="paragraph" style:parent-style-name="Title">
      <style:paragraph-properties fo:break-before="page"/>
    </style:style>
    <style:style style:name="P14" style:family="paragraph" style:parent-style-name="Paragraph1">
      <style:paragraph-properties fo:line-height="200%"/>
    </style:style>
    <style:style style:name="P15" style:family="paragraph" style:parent-style-name="Paragraph1">
      <style:paragraph-properties fo:line-height="200%" fo:text-align="end" style:justify-single-word="false"/>
    </style:style>
    <style:style style:name="P16" style:family="paragraph" style:parent-style-name="Paragraph2">
      <style:paragraph-properties fo:margin-left="0in" fo:margin-right="0in" fo:line-height="200%" fo:text-indent="0in" style:auto-text-indent="false"/>
    </style:style>
    <style:style style:name="P17" style:family="paragraph" style:parent-style-name="Paragraph2">
      <style:paragraph-properties fo:margin-left="0in" fo:margin-right="0in" fo:line-height="200%" fo:text-indent="0in" style:auto-text-indent="false" fo:break-before="page"/>
    </style:style>
    <style:style style:name="P18" style:family="paragraph" style:parent-style-name="Paragraph2">
      <style:paragraph-properties fo:margin-left="0in" fo:margin-right="2.3126in" fo:line-height="200%" fo:text-indent="0in" style:auto-text-indent="false" fo:break-before="page"/>
    </style:style>
    <style:style style:name="P19" style:family="paragraph" style:parent-style-name="Paragraph2">
      <style:paragraph-properties fo:margin-left="0in" fo:margin-right="3.0626in" fo:line-height="200%" fo:text-indent="0in" style:auto-text-indent="false" fo:break-before="page"/>
    </style:style>
    <style:style style:name="P20" style:family="paragraph" style:parent-style-name="Standard">
      <style:paragraph-properties fo:margin-top="0in" fo:margin-bottom="0in" style:contextual-spacing="false" fo:line-height="200%"/>
    </style:style>
    <style:style style:name="P21" style:family="paragraph" style:parent-style-name="Standard" style:master-page-name="Standard">
      <style:paragraph-properties style:page-number="auto"/>
    </style:style>
    <style:style style:name="P22" style:family="paragraph" style:parent-style-name="Standard">
      <style:paragraph-properties fo:margin-top="0in" fo:margin-bottom="0in" style:contextual-spacing="false" fo:line-height="200%"/>
    </style:style>
    <style:style style:name="T1" style:family="text">
      <style:text-properties fo:font-size="14pt" fo:font-weight="bold" style:font-size-asian="14pt" style:font-weight-asian="bold"/>
    </style:style>
    <style:style style:name="T2" style:family="text">
      <style:text-properties fo:font-size="14pt" fo:font-style="italic" fo:font-weight="bold" style:font-size-asian="14pt" style:font-style-asian="italic" style:font-weight-asian="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name-asian="Times New Roman2" style:font-style-asian="italic"/>
    </style:style>
    <style:style style:name="T7" style:family="text">
      <style:text-properties fo:font-style="italic" fo:font-weight="bold" style:font-style-asian="italic" style:font-weight-asian="bold"/>
    </style:style>
    <style:style style:name="T8" style:family="text">
      <style:text-properties style:text-position="super 58%"/>
    </style:style>
    <style:style style:name="T9" style:family="text">
      <style:text-properties style:text-position="super 58%" style:font-name-asian="Times New Roman2"/>
    </style:style>
    <style:style style:name="T10" style:family="text">
      <style:text-properties style:text-position="super 58%" fo:font-style="italic" style:font-name-asian="Times New Roman2" style:font-style-asian="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style:font-name-asian="Times New Roman2"/>
    </style:style>
    <style:style style:name="T14" style:family="text">
      <style:text-properties style:font-name-asian="Calibri1"/>
    </style:style>
    <style:style style:name="T15" style:family="text">
      <style:text-properties fo:color="#00000a"/>
    </style:style>
    <style:style style:name="T16" style:family="text">
      <style:text-properties fo:color="#00000a" style:text-position="sub 58%"/>
    </style:style>
    <style:style style:name="T17" style:family="text">
      <style:text-properties fo:color="#00000a" style:text-position="super 58%"/>
    </style:style>
    <style:style style:name="T18" style:family="text">
      <style:text-properties fo:color="#000000"/>
    </style:style>
    <style:style style:name="T19" style:family="text">
      <style:text-properties fo:color="#000000" fo:font-size="11pt" style:font-name-asian="Times New Roman2" style:font-size-complex="11pt"/>
    </style:style>
    <style:style style:name="T20" style:family="text">
      <style:text-properties fo:color="#000000" style:text-position="sub 58%" fo:font-size="11pt" style:font-name-asian="Times New Roman2" style:font-size-complex="11pt"/>
    </style:style>
    <style:style style:name="T21" style:family="text">
      <style:text-properties style:font-name-asian="Times New Roman2"/>
    </style:style>
    <style:style style:name="T22" style:family="text">
      <style:text-properties style:font-name-asian="MS Mincho"/>
    </style:style>
    <style:style style:name="T23" style:family="text">
      <style:text-properties fo:color="#222222" fo:background-color="#ffffff"/>
    </style:style>
    <style:style style:name="T24" style:family="text">
      <style:text-properties style:font-name="Times New Roman1" officeooo:rsid="00180b22" style:font-name-complex="Times New Roman2"/>
    </style:style>
    <style:style style:name="T25" style:family="text">
      <style:text-properties style:font-name="Times New Roman" officeooo:rsid="00180b22" style:font-name-complex="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Remotely-sensed indicators of N-related biomass allocation in </text:span><text:span text:style-name="T2">Schoenoplectus acutus</text:span></text:p>
      <text:p text:style-name="Standard">Jessica L. O’Connell<text:span text:style-name="T8">1</text:span>, Kristin B. Byrd<text:span text:style-name="T8">2</text:span>, Maggi Kelly<text:span text:style-name="T8">1, 3</text:span></text:p>
      <text:p text:style-name="Standard"><text:span text:style-name="T8">1</text:span>Dept. of Environmental Sciences, Policy &amp; Management, 137 Mulford Hall #3114, University of California, Berkeley, Berkeley, CA, 94720-3114, USA; <text:span text:style-name="T8">2</text:span>U. S. Geological Survey, <text:span text:style-name="pp-headline-item">345 Middlefield Rd, </text:span>Menlo Park, CA, 94025 USA.</text:p>
      <text:p text:style-name="P20">Törnqvist TE, Wallace DJ, Storms JEA, Wallinga J, Dam RL van, Blaauw M, Derksen MS, Klerks CJW, Meijneken C, Snijders EMA.2008 [cited 2013 January 12]. Mississippi Delta subsidence primarily caused by compaction of Holocene strata. Nature Geoscience. 1(3):173–176.</text:p>
      <text:p text:style-name="P20"/>
      <text:p text:style-name="P20">Here are some more lines. Like to say something else.</text:p>
      <text:p text:style-name="Standard"/>
      <table:table table:name="Table4" table:style-name="Table4">
        <table:table-column table:style-name="Table4.A"/>
        <table:table-row table:style-name="Table4.1">
          <table:table-cell table:style-name="Table4.A1" office:value-type="string">
            <text:p text:style-name="Preformatted_20_Text"/>
            <text:p text:style-name="Preformatted_20_Text"><text:span text:style-name="Source_20_Text">Slightly more intersting output.</text:span></text:p>
            <text:p text:style-name="Preformatted_20_Text"><text:span text:style-name="Source_20_Text">&lt;&lt;sample1&gt;&gt;=</text:span></text:p>
            <text:p text:style-name="Preformatted_20_Text"><text:span text:style-name="Source_20_Text">summary(iris)</text:span></text:p>
            <text:p text:style-name="Preformatted_20_Text"><text:span text:style-name="Source_20_Text">@</text:span></text:p>
          </table:table-cell>
        </table:table-row>
      </table:table>
      <text:p text:style-name="Standard"/>
      <text:p text:style-name="Standard"><text:span text:style-name="T8">3</text:span>Corresponding author email: maggi@berkeley.edu</text:p>
      <text:h text:style-name="P12" text:outline-level="1"><text:bookmark-start text:name="OLE_LINK1"/><text:span text:style-name="T4">Abstract.<text:tab/></text:span>Many coastal marshes depend on plant belowground net primary productivity (BNPP) to accrete soil and alleviate flooding as sea level rises. Therefore, understanding BNPP may help control wetland loss. Wetland BNPP also contributes to long-term storage of soil organic carbon or peat and BNPP estimation may assist carbon accounting. Eutrophication reduces BNPP for wetland plants that conform to the balanced-growth hypothesis (e<text:span text:style-name="T5">.</text:span>g. decreased BNPP and increased aboveground net primary productivity (ANPP) when nutrients are not limiting). We extended the balanced-growth hypothesis to a common freshwater macrophyte, <text:span text:style-name="T4">Schoenoplectus acutus</text:span>. In an N-addition exper <text:span text:style-name="T24">ö</text:span><text:span text:style-name="T25"> </text:span>iment, we tested whether remotely-sensed spectral leaf N indices could predict % leaf total N, BNPP:ANPP ratios and BNPP of <text:span text:style-name="T4">S. acutus</text:span>. We installed 4 plots each in an N-addition and control treatment within a wetland impoundment. Following 5 months of growth over one summer, we harvested plants and measured leaf N and plant net primary productivity (NPP). <text:s/>Prior to harvest, we measured plant spectral reflectance over 350 – 2500 nm with a portable spectroradiometer and used these data to simulate 164 hyperspectral Hyperion satellite bands. N addition did not alter NPP, but reduced BNPP 36% and increased ANPP 71%. We correlated % leaf N with published indices and all possible normalized difference (ND), simple band ratio (SR) and first order derivative ND (FDN) and SR (FDS) spectral indices based on simulated Hyperion bands. FDS<text:span text:style-name="T11">1235,549 </text:span><text:s/>and FDS<text:span text:style-name="T11">743,1316 </text:span><text:s/>strongly correlated with % leaf N. The best index, FDS<text:span text:style-name="T11">1235,549</text:span>, was significantly related to BNPP. Ours in the first demonstration of relationships among spectral N indices and BNPP <text:s/>in conditions where N increases with environmental N and plants conform to the balanced-growth hypothesis. Because many wetland emergent plants fit these criteria, remote-sensing is promising for estimating relative differences in wetland BNPP. Spectral N indices should aid side-wide productivity estimation and assist regional monitoring.</text:h>
      <text:h text:style-name="Heading_20_2" text:outline-level="2"><text:bookmark-end text:name="OLE_LINK1"/><text:soft-page-break/>Keywords: balanced growth hypothesis; eutrophication; freshwater marsh; global climate change; isometric allocation hypothesis; optimal partitioning theory; root:shoot ratio; wetland accretion.</text:h>
      <text:h text:style-name="Heading_20_1" text:outline-level="1">INTRODUCTION </text:h>
      <text:p text:style-name="Standard">Tidal freshwater wetlands with highly organic peat soil generate among the greatest annual rates of net primary productivity (NPP, i.e. the standing stock of vegetation, up to 4 kg C m<text:span text:style-name="T8">-2</text:span>) and soil carbon storage (up to 1 kg C m<text:span text:style-name="T8">-2</text:span>) for natural ecosystems (Miller and Fujii 2010). <text:s/>Belowground biomass of wetland emergent plants is the dominant source of soil organic carbon and peat in wetlands (Moore 1987, Rasse et al. 2005) and contributes to long-term carbon sequestration (Gorham et al. 2012). However, many coastal wetlands may subside below sea level because of a combination of surface water drainage, salt water intrusion, marsh compaction (peat collability and accretion by adding soil organic matter volume (Nyman et al. 1993, Miller et al. 2008). BNPP may consequently maintain or build wetland elevation to prevent subsidence below sea level (Nyman et al. 2006). As wetlands subside, they become excessively inundated, resulting in flooding, plant death, and marsh loss. Wetland loss can be problematic because wetlands provide many functions and services to society, such as flood water mitigation, storm surge attenuation, belowground carbon storage, water filtration and purification, and habitat for wetland biota (Zedler and Kercher 2005). Therefore, tools for predicting and promoting wetland plant BNPP can support wetland management for resilience and provision of ecosystem benefits.</text:p>
      <text:p text:style-name="Standard">Two competing hypotheses explain relationships among ANPP and BNPP. The balanced-growth hypothesis is an ecological model which suggests, all else being equal, that plants allocate growth towards the most limiting resource, e.g. towards shoots when light is limited, or towards roots when nutrients or water are limited (Shipley and Meziane 2002). This ecological concept <text:soft-page-break/>also has been called optimal partitioning theory (Mccarthy and Enquist 2007). Alternatively, ANPP and BNPP ratios may conform with the isometric allocation hypothesis, which suggests that ANPP and BNPP scale equivalently across multiple environmental conditions (Mccarthy and Enquist 2007). In coastal marshes, plant growth more often has been shown to correspond with the balanced-growth hypothesis (Darby and Turner 2008, Turner et al. 2009, Deegan et al. 2012). Therefore, excessive nutrients, such as N and P, may reduce BNPP in favor of shoot, leaf and inflorescence production in marshes, accelerating marsh subsidence.</text:p>
      <text:p text:style-name="Standard"><text:span text:style-name="T14">Remote-sensing techniques hold great potential for long-term monitoring of changes in wetland area </text:span>(Byrd et al. 2004)<text:span text:style-name="T14"> and carbon stocks </text:span>(Ravindranath and Ostwald 2007)<text:span text:style-name="T14">. Remote-sensing platforms measure light spectra reflected from aboveground plant parts and reliably are used to estimate aboveground net primary productivity (ANPP, </text:span><text:s/>net production of shoots, leaves, inflorescences and other aboveground organs) (Myneni et al. 1995). <text:s/><text:span text:style-name="T14">However, monitoring belowground carbon pools and productivity remains a challenge because adequate investigations building relationships between ANPP and BNPP are lacking </text:span>(Giardina et al. 2005)<text:span text:style-name="T14">.</text:span> BNPP measures are challenging because biomass allocation ratios in plants vary with access to nutrients, light, competition, temperature, and phylogenetic history (Poorter et al. 2012). As a result, while ANPP and BNPP usually are correlated, <text:s/>sometimes ANPP: BNPP ratios fluctuate greatly across vegetation types and environments (Mokany et al. 2006).</text:p>
      <text:p text:style-name="Standard">Remote-sensing may also detect where plants are growing in eutrophic environments. In particular, remote-sensing has been used to estimate N content in aboveground plant tissue (Abdel-Rahman et al. 2010, Tian et al. 2011, Stroppiana et al. 2012). Shoot proteins with high N content, such as chlorophyll, have characteristic light reflectance patterns from plant tissue, which can be detected by remote-sensing instruments (Myneni et al. 1995, Yoder and Pettigrew-<text:soft-page-break/>Crosby 1995). If N is usually growth limiting for a particular species, plants of that species grown in high N environments may concentrate N in aboveground tissues at greater levels than otherwise (Boyer et al. 2001, Cohen and Fong 2005). Therefore, leaf N might provide evidence for BNPP:ANPP ratios for plants that conform to the balanced growth hypothesis. Combined with ANPP, this information could be used to estimate BNPP. </text:p>
      <text:p text:style-name="Standard">Here we test the balanced-growth hypothesis in a novel conservation context: freshwater peat marshes within California’s Sacramento-San Joaquin Delta region (Fig. 1). The Delta is a wetland complex responsible for collecting a vast quantity of water for human use. Historically, the Delta was a 1400-km² tidal marsh network (Prokopovich 1985) and contained a large area of emergent marshes with peat 2-15 m deep, a substantial carbon pool (Drexler et al. 2009b). Wetland dewatering, peat decomposition, soil compaction and crop exploitation has resulted in land subsidence of up to 8 m throughout the Delta (Drexler et al. 2009b). </text:p>
      <text:p text:style-name="Standard">We use an experimental approach to estimate biomass allocation of <text:s/><text:span text:style-name="T4">Schoenoplectus acutus</text:span>, hardstem bulrush, an<text:span text:style-name="T4"> </text:span>emergent macrophyte common to the Detla, and to freshwater marshes throughout North America (USDA and NRCS 2010). We use our experimental model to generate relationships among simulated eutrophication (N addition), remotely-sensed N indices, and plant production. We determine if remotely-sensed spectral indices of aboveground plant reflectance signal belowground plant response to eutrophic conditions. In this paper, we also estimate the relationship of environmental nutrients to leaf N content and test whether % total N content in leaves can estimate BNPP: ANPP ratios. In accordance with the balanced-growth hypothesis, we predict that nutrient addition will increase leaf N content and direct biomass allocation towards ANPP and away from BNPP. Spectral leaf N indices may help identify eutrophic wetlands and assist with monitoring wetland nutrient cycling. Relationships among leaf N and BNPP might <text:soft-page-break/>assist estimation of spatial variation in BNPP across and within sites, supporting regional carbon monitoring efforts. Such estimates also may identify areas where marsh subsidence or accretion is likely across broad regions.</text:p>
      <text:h text:style-name="Heading_20_1" text:outline-level="1">MATERIALS AND METHODS</text:h>
      <text:p text:style-name="Standard">We installed 18 plant growth chambers in the northeast unit of an impounded wetland north of Mayberry Slough on Sherman island, CA, USA (Lat: 38.0533 Long: -121.7682). The Mayberry wetland is 122 ha of restored freshwater emergent marsh with 4 impounded units (Fig. 1). Water levels within this wetland are managed by the California Department of Water Resources. Water flows from south to north from Mayberry Slough through the impoundments via water control structures.</text:p>
      <text:p text:style-name="Standard">Growth chambers were constructed by tacking landscaping cloth over a cylindrical frame constructed of bamboo (diameter: 30.5 cm, height: 135 cm). Growth chambers allowed water exchange with the surrounding wetland. Growth chambers were installed within the impoundment pond, 1 m from the impoundment shoreline, on 28 May 2012. Differences in pond bottom geomorphology resulted in differences (± 15 cm) in water depth surrounding growth chambers. Each growth chamber was filled with 45 L of planting media (sphagnum peat moss), raising the effective water depth. Within each growth chamber, we planted 1-year-old <text:span text:style-name="T4">S. acutus</text:span> (from California Flora Nursery, Fulton, CA, USA, www.calfloranursery.com; propagules collected from the Russian River watershed, CA, USA, 140 km northwest of Mayberry Slough).</text:p>
      <text:p text:style-name="Standard">Plants were randomly assigned to control or N-addition treatments and installed in growth chambers. Growth chambers for these treatments were physically separated by a small incomplete levy, but open to the larger impoundment. Further, control treatment plants were <text:soft-page-break/>south (upstream) of the N-addition treatment in the wetland impoundment. This design ensured both treatments were similar hydrologically, except that the control treatment did not receive N additions. Within each chamber, we measured number of stems, stem height, stem diameter, and number of infloresences monthly. Growth form of <text:span text:style-name="T4">S. acutus</text:span> is graminoid, consisting of one long cylindrical stem terminating in an inflorescence (when present) (USDA and NRCS 2010). Therefore stem and inflorescence measurements adequately capture aboveground growth. We also measured water depth inside and outside of growth chambers. </text:p>
      <text:p text:style-name="Standard">Plants within the N-addition treatment were fertilized with custom blend controlled release fertilizer (Apex, 16-10-13, Simplot Professional Products Lathrop, CA, USA, apexfertilizer.com). Fertilizer was coated granules, designed for controlled nutrient release without influence from media type, moisture level, pH, or microbial activity. Fifty g of Apex were added on 28 May 2012 and again 2 July 2012. In addition, 5.65 g of uncoated granular fertilizer (Rootblast, 2-1-2, Rootblast international, Canton, Ohio, USA) were added on 28 May, 11 July, 2 August, and 25 September 2012. In total, 16.5 g inorganic N as nitrate (NO<text:span text:style-name="T11">3</text:span><text:span text:style-name="T8">-</text:span>), 4.5 g P as phosphate (<text:span text:style-name="T15">PO</text:span><text:span text:style-name="T16">4</text:span><text:span text:style-name="T17">-3</text:span><text:span text:style-name="T15">) and 13.5 g K as potash (K</text:span><text:span text:style-name="T16">2</text:span><text:span text:style-name="T15">O)</text:span> were added. This represents a 4:1 ratio of N:P by weight, as observed in the most eutrophic conditions of San Francisco Bay Estuary (Wankle et al. 2006). A fertilizer blend of NPK was added because increases in these nutrients commonly co-occur in eutrophic estuaries (Environmental Protection Agency 2002, Wankle et al. 2006). Nutrient additions were added monthly because nutrient pulses (as opposed to continuous high concentrations) are common in natural conditions, where nutrients fluctuate temporally (Boyer et al. 2001, Cohen and Fong 2006, Sheppard et al. 2008).</text:p>
      <text:p text:style-name="Standard">Crawfish (Pacifastacus, Procambarus or Orconectes sp.) (Carnegie Museum of Natural History 2005) colonized 4 growth chambers per treatment on 2 August 2012. Entry holes created by <text:soft-page-break/>crawfish allowed planting media to escape, flooding plants, resulting in plant death. We harvested all other plants on 1 October 2012 (N = 4 per treatment). All subsequent analyses were for these harvested plants. Plants were sorted into ANPP (stems, leaves and inflorescences) and BNPP (roots and rhizomes) and dried to constant weight at 40° C. Subsequent analyses are for oven-dried weights.</text:p>
      <text:h text:style-name="Heading_20_2" text:outline-level="2">Estimates of plant biophysical and biochemical parameters</text:h>
      <text:p text:style-name="Standard">We used end of season ANPP and BNPP as our estimates of seasonal ANPP and BNPP respectively. Oven-dried plant leaves were measured for total N (percent by weight) at the UC Davis analytical laboratory (Davis, California, USA; http://anlab.ucdavis.edu/). The Davis laboratory uses sample combustion coupled with thermal conductivity/IR detection (LECO FP-528 and TruSpec CN Analyzers) to measure total N. We estimated total N content (g) in leaves as: % leaf total N*ANPP (g). Hereafter we use leaf N to mean total N content of leaves (organic + inorganic N).</text:p>
      <text:p text:style-name="Standard">We used permutation methods to assess differences among treatments for productivity (net, below, and above), BNPP:ANPP ratio, number of inflorescences, % leaf N and leaf N (g) using all possible permutations (the coin package in R, version 2.15.1, The R Foundation for Statistical Computing). Permutation tests are useful because their only assumption is that data are independent and variances are homogeneous (Ernst 2004). Permutation methods compute the probability that two samples come from the same population by generating a reference distribution for many permutations of the data (Ernst 2004). For interpretation of results, parameter means ± SE are plotted by treatment. We further evaluated whether % leaf N had significant relationships with BNPP:ANPP ratios using linear models in program R. Linear model residuals were investigated for normality and heterogeneity of variance.</text:p>
      <text:h text:style-name="Heading_20_2" text:outline-level="2"><text:soft-page-break/>Remote-sensing indices of percent leaf total N</text:h>
      <text:p text:style-name="P14">Canopy reflectance spectra were obtained over each plot near midday on 25 September 2012 (6 days before plant harvest) using an ASD Inc. FieldSpec Pro FR (Analytical Spectral Devices, Inc., Boulder, CO, USA) portable spectroradiometer. Spectral readings were obtained at every 1.4 nm over 350–1000 nm and 2 nm over 1000–2500 nm using a 25° field of view foreoptics. Readings were taken at nadir 1 m above the vegetation canopy using a 3 m optical fiber cable. Spectral reflectance values were derived as the ratio of reflected radiance to incident radiance estimated from the reflected radiance from a calibrated white reference, which was collected every 10 minutes. At each sample location, ten reflectance measurements, each an average of 12 spectra, were collected and then averaged using ViewSpec<text:span text:style-name="T8">™</text:span> Pro 6.1.10 (Analytical Spectral Devices, Inc, Boulder, CO, USA).</text:p>
      <text:p text:style-name="P16">Leaf N concentration can be estimated from spectral indices such as normalized difference indices (ND, equation 1) or simple band ratios (SR, equation 2) (Stroppiana et al. 2012). ND or SR indices using new band combinations may be more highly correlated to leaf biochemical properties than those more commonly found in the literature (Thenkabail et al. 2004). In addition, NDs and SRs calculated from first-order derivatives of the reflectance spectrum have also been related to N concentration (Abdel-Rahman et al. 2010, Ollinger 2011). First-order derivatives are useful for reducing the effects of multiple scattering of radiation and for locating the positions of absorption features and inflection points on the spectra (Abdel-Rahman et al. 2010)</text:p>
      <text:p text:style-name="P15">ND<text:span text:style-name="T12">ij</text:span> = (<text:span text:style-name="T4">R</text:span><text:span text:style-name="T12">j</text:span> - <text:span text:style-name="T4">R</text:span><text:span text:style-name="T12">i</text:span>) ∕ (<text:span text:style-name="T4">R</text:span><text:span text:style-name="T12">j</text:span><text:span text:style-name="T4"> </text:span>+ <text:span text:style-name="T4">R</text:span><text:span text:style-name="T12">i</text:span>)<text:tab/><text:tab/><text:tab/><text:tab/><text:tab/>(1)</text:p>
      <text:p text:style-name="P15">SR<text:span text:style-name="T12">ij</text:span> = <text:span text:style-name="T4">R</text:span><text:span text:style-name="T12">j</text:span> ∕ <text:span text:style-name="T4">R</text:span><text:span text:style-name="T12">j</text:span><text:tab/><text:tab/><text:tab/><text:tab/><text:tab/><text:tab/>(2)</text:p>
      <text:p text:style-name="P14">where <text:span text:style-name="T4">R</text:span><text:span text:style-name="T12">i</text:span> and <text:span text:style-name="T4">R</text:span><text:span text:style-name="T12">j</text:span> are the reflectance values of bands <text:span text:style-name="T4">i</text:span> and <text:span text:style-name="T4">j</text:span>.</text:p>
      <text:p text:style-name="P16"><text:soft-page-break/>We tested multiple published indices and new indices to determine which were most related to leaf N concentration in our experimental plots. Of existing indices, we tested the photochemical reflectance index (PRI, Gamon et al. 1992), the red edge position index (REP, Guyot and Baret 1988) and multiple other indices (see Table 3.) To test new hyperspectral indices we first simulated 164 hyperspectral Hyperion bands with the field spectroradiometer data. Hyperion is a hyperspectral satellite sensor on the National Aeronautics and Space Administration Earth Observing One (NASA EO-1) with 30 m resolution and 242 bands each 10 nm-wide. The simulated Hyperion bands covered the ranges 422–1300 nm, 1443–1795 nm, and 1998–2400 nm. Water absorption regions of the spectrum with high noise were removed from analysis. </text:p>
      <text:p text:style-name="P16">For the simulated dataset, we calculated all possible ND and SR indices using all band combinations (Thenkabail et al. 2004) for a total of 13,366 Hyperion indices for each index type. We also calculated the first order derivative spectra in ViewSpec<text:span text:style-name="T8">™</text:span> Pro 6.1.10, and calculated all possible first derivative NDs (FDN) and first derivative SRs (FDS) using all band combinations for a total of 13,366 indices for each index type. </text:p>
      <text:p text:style-name="P16">Using Stata/SE 12.1 (StataCorp LP 1985-2011), we ran pairwise correlations to calculate the correlation (<text:span text:style-name="T4">r</text:span>) between all indices (published and new) and % leaf N. We used % leaf N rather than leaf N (g) because the latter is confounding with ANPP (i.e. as ANPP increases, total weight of N increases concomitantly, but % N per unit leaf might not increase) (Stroppiana et al. 2012). <text:s/>Coefficients of determination (<text:span text:style-name="T4">R</text:span><text:span text:style-name="T8">2</text:span>) were calculated as <text:span text:style-name="T4">r*r</text:span>. For the indices with highest <text:span text:style-name="T4">R</text:span><text:span text:style-name="T8">2</text:span> values, we ran regression diagnostics to test for normality of residuals. We used a linear model to investigate how well the best indices were related to BNPP and ANPP. </text:p>
      <text:h text:style-name="Heading_20_1" text:outline-level="1">RESULTS</text:h>
      <text:h text:style-name="Heading_20_2" text:outline-level="2"><text:soft-page-break/>Plant biophysical parameters</text:h>
      <text:p text:style-name="Standard">NPP (BNPP+ ANPP) was similar among treatments (Table 1; Fig. 2), though ANPP was 71% greater in the N addition than in the control treatment (Table 1; Fig. 2). Conversely, BNPP was 36% greater in the control than in the N-addition treatment (Table 1; Fig. 2). This resulted in a BNPP:ANPP ratio 74% greater in the control than in the N-addition treatment (Table 1; Fig. 3). Inflorescence production was higher in N-addition plots (mean = 3 inflorescences) than in the control plots (mean = 0 inflorescences) (Table 1). Further, % leaf N was greater in the N-addition than in the control treatment (Table 1), while leaf N (g) in plots was 74% greater in the N-addition treatment than in the control (Table 1; Fig. 4a and b). Finally, % leaf N was strongly related to BNPP:ANPP ratios in <text:span text:style-name="T4">S. acutus</text:span> (<text:span text:style-name="T4">F</text:span><text:span text:style-name="T11">1,6</text:span> = 7.85, <text:span text:style-name="T4">P =</text:span> 0.03 ; R<text:span text:style-name="T8">2</text:span>= 0.49; Table 2; Fig. 5) and residuals met model assumptions of normality.</text:p>
      <text:h text:style-name="Heading_20_2" text:outline-level="2">Remote-sensing indices of % leaf N</text:h>
      <text:p text:style-name="P16">Most published indices were poorly correlated with % leaf N, with the exception of <text:span text:style-name="T19">FDS</text:span><text:span text:style-name="T20">743,1316</text:span> (<text:span text:style-name="T4">F</text:span><text:span text:style-name="T11">1,6</text:span> = 5.38, <text:span text:style-name="T4">R</text:span><text:span text:style-name="T8">2</text:span> = 0.47, <text:span text:style-name="T4">P =</text:span> 0.06; Fig. 6a) (Table 3). Among all indices generated from simulated Hyperion bands, <text:span text:style-name="T19">FDS</text:span><text:span text:style-name="T20">1235,549</text:span> <text:s/>was most correlated with % leaf N and met assumptions of normality in a linear regression model (<text:span text:style-name="T4">R</text:span><text:span text:style-name="T8">2</text:span> = 0.89; <text:span text:style-name="T4">F</text:span><text:span text:style-name="T11">1,6</text:span> = 50.85, <text:span text:style-name="T4">P =</text:span> 0.0004; Fig. 6b) (Table 3). The use of green wavelengths (~500 to 570 nm) in hyperspectral indices have been found to be sensitive to N and can improve the precision and accuracy of predictions (Stroppiana et al. 2012). In our experiment, green indices based on spectral reflectance were not significant, though green indices using first-order derivatives of reflectance were highly significant. Finally, the best index explaining % leaf N (FDS<text:span text:style-name="T11">1235, 549</text:span>) also explained BNPP (<text:span text:style-name="T4">R</text:span><text:span text:style-name="T8">2</text:span> =0.48; <text:span text:style-name="T4">F</text:span><text:span text:style-name="T11">1,6</text:span> = 5.52, <text:span text:style-name="T4">P =</text:span> 0.057; Table 2; Fig. 7a), but was unrelated to ANPP (<text:span text:style-name="T4">R</text:span><text:span text:style-name="T8">2</text:span> =0.02; <text:span text:style-name="T4">F</text:span><text:span text:style-name="T11">1,6</text:span> = 0.54, <text:span text:style-name="T4">P =</text:span> 0.74; Table 2; Fig. 7b).</text:p>
      <text:h text:style-name="Heading_20_1" text:outline-level="1">DISCUSSION</text:h>
      <text:p text:style-name="Standard"><text:soft-page-break/>NPP was equivalent among treatments but simulated eutrophication (N-addition) directed plant growth away from roots and rhizomes and towards leaves and inflorescences. Plants may increase BNPP in low nutrient conditions both to increase nutrient absorptive area and to increase root storage of carbohydrates to buffer against future scarcity (Kobe et al. 2010). Thus, plants in the N-addition treatment maximized energy capture and reproduction potential but reduced their contribution towards generating stable belowground organic matter that could contribute to wetland accretion (Nyman et al. 2006, Miller et al. 2008) and peat formation (Moore 1987). Our results add to the body of literature supporting the balanced-growth hypothesis (Shipley and Meziane 2002, Darby and Turner 2008, Turner et al. 2009, Kobe et al. 2010, Deegan et al. 2012). Plants do not always conform to the balanced growth hypothesis (Mccarthy and Enquist 2007, Yang et al. 2009), therefore further investigations are necessary for individual species. Ultimately, simulated eutrophication was detectable by spectral leaf N indices and these were related to end of season BNPP in <text:span text:style-name="T4">S. acutus</text:span>. It is important to note that relationships among leaf N <text:s/>and spectral N indices generally are species, season and site specific (Stroppiana et al. 2012). For estimation of site-wide variability in leaf N and BNPP, new relationships should be developed for each area of interest.</text:p>
      <text:p text:style-name="Standard">Spectral leaf N indices were useful because N addition to planting media increased N in leaves of <text:span text:style-name="T4">S. acutus</text:span>, as noted in other wetland systems (Siciliano et al. 2008). Plants take up nutrients through their roots, and can use them for immediate growth or store excess nutrients for future needs (Boyer et al. 2001, Cohen and Fong 2005, Kobe et al. 2010). Plants may increase N content by both increasing N per tissue unit or by increasing the number and length of shoots, leaves and inflorescences. Both mechanisms were observed here. Plant N concentration often is <text:s/>a reliable bioindicator of water quality because watersheds experience nutrient pulses<text:bookmark text:name="_GoBack"/>, while <text:soft-page-break/>plants integrate average conditions by absorbing nutrients from water and sediments over time (Cohen and Fong 2006, Sheppard et al. 2008, Siciliano et al. 2008, Suwandana et al. 2012). </text:p>
      <text:p text:style-name="Standard">Remote-sensing indices often have been effective for estimating leaf N concentration (Abdel-Rahman et al. 2010, 2013, Tian et al. 2011, Stroppiana et al. 2012). Our indices estimated % leaf N independent of increases in ANPP and therefore were reliable for detecting N per unit leaf tissue. Most herbaceous vascular wetland plants are N limited (Bedford et al. 1999), and plant tissue N is frequently positively correlated with N in planting media (Sartoris et al. 1999, Bedford et al. 1999, Kao et al. 2003, Larkin et al. 2012). Other species have P limited growth (Darby and Turner 2008), but N and P commonly increase together in eutrophic environments. In such cases, N indices may be good indicators of nutrient enrichment and are promising for site-wide monitoring of watershed eutrophication (Siciliano et al. 2008, Suwandana et al. 2012). </text:p>
      <text:p text:style-name="Standard">Spectral indices of N had significant relationships with BNPP:ANPP ratios and BNPP in <text:span text:style-name="T4">S. acutus</text:span>. Ours in the first use of spectral N indices to identify relative differences in BNPP that we are aware of. While past research has shown remote sensing can be used to estimate leaf N content (Stroppiana et al. 2009, 2012, Ryu et al. 2009, Abdel-Rahman et al. 2010, 2013, Mokhele and Ahmed 2010, Tian et al. 2011) and nitrogen inputs often increase leaf N (Sartoris et al. 1999, Bedford et al. 1999, Kao et al. 2003, Larkin et al. 2012) and concomitantly reduce BNPP (Darby and Turner 2008, Turner et al. 2009, Deegan et al. 2012), our study links a remotely-sensed signal to whole-plant nitrogen response.</text:p>
      <text:h text:style-name="Heading_20_2" text:outline-level="2">Applications to wetland conservation and monitoring</text:h>
      <text:p text:style-name="Standard">Allocation of growth towards ANPP rather than BNPP when nutrients are in excess has conservation management implication for freshwater marshes experiencing subsidence. In <text:soft-page-break/>coastal marshes, decreases in BNPP contribute to soil instability, compaction, erosion, and subsidence (Turner et al. 2009, Deegan et al. 2012). Coastal marshes experience frequent disturbances, such as strong storms and hurricanes, which might increase marsh loss where low BNPP results in soils instability (Cahoon 2006). Spectral N indices might be used to identify areas where root growth is low and therefore vulnerable to storm damage across broad regions. Such indices might have been useful in coastal Louisiana, USA prior to Hurricane Katrina. Marsh loss following the Hurricane varied spatially and was highest in locations receiving sediment diversions from the Mississippi River (Barras 2006, Piazza and La Peyre 2009). Mississippi River effluent had high nutrient content (Lane et al. 1999) because it receives excessive agricultural run-off (Raymond et al. 2008). Multiple factors <text:s/>can contribute to marsh loss, including storm trajectory, accentuation of <text:s/>storm surge by basin geomorphology (Day et al. 2007), and texture and organic matter content of storm delivered sediments (McKee and Cherry 2009). However, some marshes with documented pre-hurricane low BNPP experienced greater subsidence following Hurricane Katrina than those with higher BNPP (McKee and Cherry 2009) and those receiving nutrient rich effluent experienced the greatest marsh loss (e.g. Breton Sound, Louisiana) (Barras 2006). While untested, site-wide analysis of spectral N indices might have forecast soil instability and vulnerability to Hurricane forces. </text:p>
      <text:p text:style-name="Standard">Similarly, the Sacramento-San Joaquin River Delta region of California is experiencing high <text:s/>subsidence below sea level on marsh lands converted to agriculture (Drexler et al. 2009b). Numerous marsh restoration projects have been proposed or are in progress across this area (California Delta Initiative; <text:a xlink:type="simple" xlink:href="http://www.water.ca.gov/deltainit">http://www.water.ca.gov/deltainit</text:a>). Some have demonstrated that BNPP within restored freshwater wetlands of mixed <text:s/><text:span text:style-name="T4">S. acutus</text:span> and <text:span text:style-name="T4">Typha</text:span> sp. contributes to wetland accretion of 3-9 cm yr<text:span text:style-name="T8">-1</text:span> (Miller et al. 2008). Spectral N indices should be useful for <text:soft-page-break/>indicating spatial patterns in root growth in <text:span text:style-name="T4">S. acutus</text:span> wetlands and suggest appropriate management to meet target restoration goals. Our future work intends to extend such indices to field settings dominated by <text:span text:style-name="T4">S. acutus</text:span> and <text:span text:style-name="T4">Typha</text:span> species in the California Delta.</text:p>
      <text:p text:style-name="Standard">Additionally, estimates of BNPP in marshes are useful for nutrient cycling budgets. For example, wetlands frequently are used to treat reclaimed wastewater with high N content. Spectral indices can help monitor N in vegetation (Tian et al. 2011, Stroppiana et al. 2012). Additionally, BNPP contributes to peat formation and stable soil organic carbon complexes (Moore 1987, Miller et al. 2008, Drexler et al. 2009a). Estimates of BNPP therefore are useful for global carbon cycling models (Belyea and Malmer 2004). Spectral indices such as these can be applied across broad areas and contribute to our understanding of vegetation dynamics.</text:p>
      <text:h text:style-name="Heading_20_1" text:outline-level="1">ACKNOWLEDGEMENTS</text:h>
      <text:p text:style-name="P14">This research was supported by K. Byrd’s <text:span text:style-name="T18">NASA New Investigator Program in Earth Sciences </text:span><text:span text:style-name="T22">Grant Number: NNH10A086I</text:span>. <text:span text:style-name="T23">We thank Susan Stitt and Carol Mladinich, USGS Geosciences and Environmental Change Science Center, for loan of the ASD field spectroradiometer. We thank Don Mulcahy, Simplot Professional Products, for custom blending and donating APEX fertilizer. We thank Dr. James Bartolome, UC Berkeley, for use of his lab space. We also appreciate Jason Joines, Caitlyn Chew, Adam McClure and Jenny Palomino for their field assistance. </text:span></text:p>
      <text:p text:style-name="P14">Any use of trade, firm, or product names is for descriptive purposes only and does not imply endorsement by the U.S. Government. </text:p>
      <text:p text:style-name="P18">Table 1. Relationships of plant biophysical parameters to N-addition and control treatments based on permutation tests (N = 4 per treatment)</text:p>
      <table:table table:name="Table1" table:style-name="Table1">
        <table:table-column table:style-name="Table1.A"/>
        <table:table-column table:style-name="Table1.B" table:number-columns-repeated="2"/>
        <table:table-row table:style-name="Table1.1">
          <table:table-cell table:style-name="Table1.A1" office:value-type="string">
            <text:p text:style-name="P4">Response variable</text:p>
          </table:table-cell>
          <table:table-cell table:style-name="Table1.A1" office:value-type="string">
            <text:p text:style-name="P7">Z</text:p>
          </table:table-cell>
          <table:table-cell table:style-name="Table1.C1" office:value-type="string">
            <text:p text:style-name="P7">P</text:p>
          </table:table-cell>
        </table:table-row>
        <table:table-row table:style-name="Table1.1">
          <table:table-cell table:style-name="Table1.A2" office:value-type="string">
            <text:p text:style-name="P4">NPP </text:p>
          </table:table-cell>
          <table:table-cell table:style-name="Table1.A2" office:value-type="string">
            <text:p text:style-name="P6">1.03</text:p>
          </table:table-cell>
          <table:table-cell table:style-name="Table1.C2" office:value-type="string">
            <text:p text:style-name="P6">0.85</text:p>
          </table:table-cell>
        </table:table-row>
        <table:table-row table:style-name="Table1.1">
          <table:table-cell table:style-name="Table1.A2" office:value-type="string">
            <text:p text:style-name="P4">ANPP </text:p>
          </table:table-cell>
          <table:table-cell table:style-name="Table1.A2" office:value-type="string">
            <text:p text:style-name="P5">-2.02</text:p>
          </table:table-cell>
          <table:table-cell table:style-name="Table1.C3" office:value-type="string">
            <text:p text:style-name="P9">0.02</text:p>
          </table:table-cell>
        </table:table-row>
        <table:table-row table:style-name="Table1.1">
          <table:table-cell table:style-name="Table1.A2" office:value-type="string">
            <text:p text:style-name="P4">BNPP </text:p>
          </table:table-cell>
          <table:table-cell table:style-name="Table1.A2" office:value-type="string">
            <text:p text:style-name="P5">1.34</text:p>
          </table:table-cell>
          <table:table-cell table:style-name="Table1.C4" office:value-type="string">
            <text:p text:style-name="P7">0.09</text:p>
          </table:table-cell>
        </table:table-row>
        <table:table-row table:style-name="Table1.1">
          <table:table-cell table:style-name="Table1.A2" office:value-type="string">
            <text:p text:style-name="P4">BNPP:ANPP </text:p>
          </table:table-cell>
          <table:table-cell table:style-name="Table1.A2" office:value-type="string">
            <text:p text:style-name="P5">2.08</text:p>
          </table:table-cell>
          <table:table-cell table:style-name="Table1.C5" office:value-type="string">
            <text:p text:style-name="P9">0.02</text:p>
          </table:table-cell>
        </table:table-row>
        <table:table-row table:style-name="Table1.1">
          <table:table-cell table:style-name="Table1.A2" office:value-type="string">
            <text:p text:style-name="P4">Inflorescence </text:p>
          </table:table-cell>
          <table:table-cell table:style-name="Table1.A2" office:value-type="string">
            <text:p text:style-name="P5">-1.13</text:p>
          </table:table-cell>
          <table:table-cell table:style-name="Table1.C6" office:value-type="string">
            <text:p text:style-name="P7">0.07</text:p>
          </table:table-cell>
        </table:table-row>
        <table:table-row table:style-name="Table1.1">
          <table:table-cell table:style-name="Table1.A2" office:value-type="string">
            <text:p text:style-name="P4">% leaf N </text:p>
          </table:table-cell>
          <table:table-cell table:style-name="Table1.A2" office:value-type="string">
            <text:p text:style-name="P5">-1.60</text:p>
          </table:table-cell>
          <table:table-cell table:style-name="Table1.C7" office:value-type="string">
            <text:p text:style-name="P7">0.09</text:p>
          </table:table-cell>
        </table:table-row>
        <table:table-row table:style-name="Table1.8">
          <table:table-cell table:style-name="Table1.A8" office:value-type="string">
            <text:p text:style-name="P4">Leaf N (g) </text:p>
          </table:table-cell>
          <table:table-cell table:style-name="Table1.A8" office:value-type="string">
            <text:p text:style-name="P5">-1.68</text:p>
          </table:table-cell>
          <table:table-cell table:style-name="Table1.C8" office:value-type="string">
            <text:p text:style-name="P9">0.03</text:p>
          </table:table-cell>
        </table:table-row>
      </table:table>
      <text:p text:style-name="Standard"><text:span text:style-name="T4">P&lt;0.10</text:span>; <text:span text:style-name="T7">P</text:span><text:span text:style-name="T3">&lt;0.05</text:span>; </text:p>
      <text:p text:style-name="Standard">BNPP = belowground net primary productivity (standing stock of belowground biomass); </text:p>
      <text:p text:style-name="Standard">ANPP = aboveground net primary productivity (standing stock of aboveground biomass); </text:p>
      <text:p text:style-name="Standard">NPP = net primary productivity (standing stock of total biomass); </text:p>
      <text:p text:style-name="P2"/>
      <text:p text:style-name="P19">Table 2. Relationship of plant biophysical parameters with potential biochemical and remote sensing-based nitrogen predictors (N = 8)</text:p>
      <table:table table:name="Table2" table:style-name="Table2">
        <table:table-column table:style-name="Table2.A"/>
        <table:table-column table:style-name="Table2.B"/>
        <table:table-row table:style-name="Table2.1">
          <table:table-cell table:style-name="Table2.A1" office:value-type="string">
            <text:p text:style-name="P4">Model</text:p>
          </table:table-cell>
          <table:table-cell table:style-name="Table2.B1" office:value-type="string">
            <text:p text:style-name="P1"><text:span text:style-name="T6">R</text:span><text:span text:style-name="T10">2</text:span></text:p>
          </table:table-cell>
        </table:table-row>
        <table:table-row table:style-name="Table2.1">
          <table:table-cell table:style-name="Table2.A2" office:value-type="string">
            <text:p text:style-name="P4">BNPP: ANPP = % leaf N</text:p>
          </table:table-cell>
          <table:table-cell table:style-name="Table2.B2" office:value-type="string">
            <text:p text:style-name="P10">0.49</text:p>
          </table:table-cell>
        </table:table-row>
        <table:table-row table:style-name="Table2.1">
          <table:table-cell table:style-name="Table2.A2" office:value-type="string">
            <text:p text:style-name="Standard"><text:span text:style-name="T21">BNPP = FDS</text:span><text:span text:style-name="T13">1235, 549</text:span></text:p>
          </table:table-cell>
          <table:table-cell table:style-name="Table2.B3" office:value-type="string">
            <text:p text:style-name="P7">0.48</text:p>
          </table:table-cell>
        </table:table-row>
        <table:table-row table:style-name="Table2.4">
          <table:table-cell table:style-name="Table2.A4" office:value-type="string">
            <text:p text:style-name="Standard"><text:span text:style-name="T21">ANPP = FDS</text:span><text:span text:style-name="T13">1235, 549</text:span></text:p>
          </table:table-cell>
          <table:table-cell table:style-name="Table2.B4" office:value-type="string">
            <text:p text:style-name="P5">0.02</text:p>
          </table:table-cell>
        </table:table-row>
      </table:table>
      <text:p text:style-name="Standard"><text:span text:style-name="T4">P&lt;0.10</text:span>; <text:span text:style-name="T7">P</text:span><text:span text:style-name="T3">&lt;0.05</text:span>; </text:p>
      <text:p text:style-name="Standard">BNPP = belowground net primary productivity (standing stock of belowground biomass); </text:p>
      <text:p text:style-name="Standard">ANPP = aboveground net primary productivity (standing stock of aboveground biomass); </text:p>
      <text:p text:style-name="Standard">FDS = first derivative simple ratio index; </text:p>
      <text:p text:style-name="P3"/>
      <text:p text:style-name="P17">Table 3. Relationship between % leaf N and </text:p>
      <text:p text:style-name="P16">hyperspectral indices (N = 8)</text:p>
      <table:table table:name="Table3" table:style-name="Table3">
        <table:table-column table:style-name="Table3.A"/>
        <table:table-column table:style-name="Table3.B"/>
        <table:table-row table:style-name="Table3.1">
          <table:table-cell table:style-name="Table3.A1" office:value-type="string">
            <text:p text:style-name="P4">N Indices</text:p>
          </table:table-cell>
          <table:table-cell table:style-name="Table3.A1" office:value-type="string">
            <text:p text:style-name="P1"><text:span text:style-name="T6">R</text:span><text:span text:style-name="T9">2</text:span></text:p>
          </table:table-cell>
        </table:table-row>
        <table:table-row table:style-name="Table3.2">
          <table:table-cell table:style-name="Table3.A2" office:value-type="string">
            <text:p text:style-name="P11">Published indices</text:p>
            <text:p text:style-name="Standard"><text:span text:style-name="T21">FDS</text:span><text:span text:style-name="T13">750,700</text:span><text:span text:style-name="T21"> </text:span>(Miphokasap et al. 2012)</text:p>
          </table:table-cell>
          <table:table-cell table:style-name="Table3.A2" office:value-type="string">
            <text:p text:style-name="P5">0.04</text:p>
          </table:table-cell>
        </table:table-row>
        <table:table-row table:style-name="Table3.1">
          <table:table-cell table:style-name="Table3.A2" office:value-type="string">
            <text:p text:style-name="Standard"><text:span text:style-name="T21">FDS</text:span><text:span text:style-name="T13">743,1316</text:span><text:span text:style-name="T21"> </text:span>(Abdel-Rahman et al. 2010)</text:p>
          </table:table-cell>
          <table:table-cell table:style-name="Table3.A2" office:value-type="string">
            <text:p text:style-name="P8">0.47</text:p>
          </table:table-cell>
        </table:table-row>
        <table:table-row table:style-name="Table3.1">
          <table:table-cell table:style-name="Table3.A2" office:value-type="string">
            <text:p text:style-name="Standard"><text:span text:style-name="T21">ND</text:span><text:span text:style-name="T13">483,503</text:span><text:span text:style-name="T21"> </text:span>(Stroppiana et al. 2009)</text:p>
          </table:table-cell>
          <table:table-cell table:style-name="Table3.A2" office:value-type="string">
            <text:p text:style-name="P5">0.22</text:p>
          </table:table-cell>
        </table:table-row>
        <table:table-row table:style-name="Table3.1">
          <table:table-cell table:style-name="Table3.A2" office:value-type="string">
            <text:p text:style-name="Standard"><text:span text:style-name="T21">SR</text:span><text:span text:style-name="T13">805,710</text:span><text:span text:style-name="T21"> </text:span>(Ramoelo et al. 2012)</text:p>
          </table:table-cell>
          <table:table-cell table:style-name="Table3.A2" office:value-type="string">
            <text:p text:style-name="P5">0.00</text:p>
          </table:table-cell>
        </table:table-row>
        <table:table-row table:style-name="Table3.1">
          <table:table-cell table:style-name="Table3.A2" office:value-type="string">
            <text:p text:style-name="Standard"><text:span text:style-name="T21">SR</text:span><text:span text:style-name="T13">800,680</text:span><text:span text:style-name="T21"> </text:span>(Ollinger 2011)</text:p>
          </table:table-cell>
          <table:table-cell table:style-name="Table3.A2" office:value-type="string">
            <text:p text:style-name="P5">0.03</text:p>
          </table:table-cell>
        </table:table-row>
        <table:table-row table:style-name="Table3.1">
          <table:table-cell table:style-name="Table3.A2" office:value-type="string">
            <text:p text:style-name="Standard"><text:span text:style-name="T21">SR</text:span><text:span text:style-name="T13">700,550</text:span><text:span text:style-name="T21"> </text:span>(Kim et al. 1994)</text:p>
          </table:table-cell>
          <table:table-cell table:style-name="Table3.A2" office:value-type="string">
            <text:p text:style-name="P5">0.05</text:p>
          </table:table-cell>
        </table:table-row>
        <table:table-row table:style-name="Table3.1">
          <table:table-cell table:style-name="Table3.A2" office:value-type="string">
            <text:p text:style-name="Standard"><text:span text:style-name="T21">SR</text:span><text:span text:style-name="T13">810,560</text:span><text:span text:style-name="T21"> </text:span>(Xue et al. 2004)</text:p>
          </table:table-cell>
          <table:table-cell table:style-name="Table3.A2" office:value-type="string">
            <text:p text:style-name="P5">0.01</text:p>
          </table:table-cell>
        </table:table-row>
        <table:table-row table:style-name="Table3.9">
          <table:table-cell table:style-name="Table3.A2" office:value-type="string">
            <text:p text:style-name="Standard"><text:span text:style-name="T21">PRI </text:span>(Gamon et al. 1992)</text:p>
          </table:table-cell>
          <table:table-cell table:style-name="Table3.A2" office:value-type="string">
            <text:p text:style-name="P5">0.10</text:p>
          </table:table-cell>
        </table:table-row>
        <table:table-row table:style-name="Table3.9">
          <table:table-cell table:style-name="Table3.A2" office:value-type="string">
            <text:p text:style-name="Standard"><text:span text:style-name="T21">REP </text:span>(Guyot and Baret 1988)</text:p>
          </table:table-cell>
          <table:table-cell table:style-name="Table3.A2" office:value-type="string">
            <text:p text:style-name="P5">0.03</text:p>
          </table:table-cell>
        </table:table-row>
        <table:table-row table:style-name="Table3.9">
          <table:table-cell table:style-name="Table3.A2" office:value-type="string">
            <text:p text:style-name="P11">Best new indices for each index type</text:p>
          </table:table-cell>
          <table:table-cell table:style-name="Table3.A2" office:value-type="string">
            <text:p text:style-name="P5"/>
          </table:table-cell>
        </table:table-row>
        <table:table-row table:style-name="Table3.9">
          <table:table-cell table:style-name="Table3.A2" office:value-type="string">
            <text:p text:style-name="Standard"><text:span text:style-name="T21">ND</text:span><text:span text:style-name="T13">2355,1488</text:span></text:p>
          </table:table-cell>
          <table:table-cell table:style-name="Table3.A2" office:value-type="string">
            <text:p text:style-name="P10">0.74</text:p>
          </table:table-cell>
        </table:table-row>
        <table:table-row table:style-name="Table3.9">
          <table:table-cell table:style-name="Table3.A2" office:value-type="string">
            <text:p text:style-name="Standard"><text:span text:style-name="T21">SR</text:span><text:span text:style-name="T13">2355,1488</text:span></text:p>
          </table:table-cell>
          <table:table-cell table:style-name="Table3.A2" office:value-type="string">
            <text:p text:style-name="P10">0.75</text:p>
          </table:table-cell>
        </table:table-row>
        <table:table-row table:style-name="Table3.9">
          <table:table-cell table:style-name="Table3.A2" office:value-type="string">
            <text:p text:style-name="Standard"><text:span text:style-name="T21">FDN</text:span><text:span text:style-name="T13">1235,549</text:span></text:p>
          </table:table-cell>
          <table:table-cell table:style-name="Table3.A2" office:value-type="string">
            <text:p text:style-name="P10">0.90</text:p>
          </table:table-cell>
        </table:table-row>
        <table:table-row table:style-name="Table3.9">
          <table:table-cell table:style-name="Table3.A15" office:value-type="string">
            <text:p text:style-name="Standard"><text:span text:style-name="T21">FDS</text:span><text:span text:style-name="T13">1235,549</text:span></text:p>
          </table:table-cell>
          <table:table-cell table:style-name="Table3.A15" office:value-type="string">
            <text:p text:style-name="P10">0.89</text:p>
          </table:table-cell>
        </table:table-row>
      </table:table>
      <text:p text:style-name="Standard"><text:span text:style-name="T4">P&lt;0.10</text:span>; <text:span text:style-name="T7">P</text:span><text:span text:style-name="T3">&lt;0.05</text:span>; </text:p>
      <text:p text:style-name="Standard">FDS = first derivative simple ratio index; </text:p>
      <text:p text:style-name="Standard">ND = normalized difference index; </text:p>
      <text:p text:style-name="Standard">SR = simple ratio index; </text:p>
      <text:p text:style-name="Standard">FDN = first derivative normalized difference index; </text:p>
      <text:p text:style-name="Standard"><text:soft-page-break/>PRI (photochemical reflectance index) = (R<text:span text:style-name="T11">550</text:span>-R<text:span text:style-name="T11">530</text:span>)/(R<text:span text:style-name="T11">550</text:span>+R<text:span text:style-name="T11">530</text:span>); </text:p>
      <text:p text:style-name="Standard">REP (red edge position index) =700 + 40(R<text:span text:style-name="T11">RE</text:span>-R<text:span text:style-name="T11">700</text:span>)/(R<text:span text:style-name="T11">740</text:span>-R<text:span text:style-name="T11">700</text:span>), R<text:span text:style-name="T11">RE</text:span> = (R<text:span text:style-name="T11">670</text:span>+R<text:span text:style-name="T11">780</text:span>)/2</text:p>
      <text:p text:style-name="Standard"/>
      <text:p text:style-name="P13">FIGURE LEGENDS</text:p>
      <text:p text:style-name="Standard">Fig. 1. The Sacramento-San Joaquin River confluence and associated Delta within California’s Central Valley, USA. Location of the Mayberry wetland impoundment and experimental site are indicated.</text:p>
      <text:p text:style-name="Standard">Fig. 2. Differences in productivity (mean ± SE) of<text:span text:style-name="T4"> Schoenoplectus acutus</text:span> among control and N-addition treatments (N = 4 per treatment). NPP, BNPP and ANPP are the total, belowground, and aboveground net primary productivity (standing stock of vegetation), respectively. </text:p>
      <text:p text:style-name="Standard">Fig. 3. Differences in the BNPP: ANPP ratio (mean ± SE) of<text:span text:style-name="T4"> Schoenoplectus acutus </text:span>among control and N-addition treatments (N = 4 per treatment). BNPP and ANPP are the belowground and aboveground net primary productivity (standing stock of vegetation), respectively.</text:p>
      <text:p text:style-name="Standard">Fig. 4. Differences in % leaf total N and leaf total N (g) of <text:span text:style-name="T4">Schoenoplectus acutus</text:span> (mean ± SE) among control and N-addition treatments (N = 4 per treatment). </text:p>
      <text:p text:style-name="Standard">Fig. 5. BNPP:ANPP ratio of <text:span text:style-name="T4">Schoenoplectus acutus</text:span> as predicted by percent leaf N among all plots (control and N-addition) pooled together (N = 8). The 95% confidence interval is indicated. BNPP and ANPP are the belowground and aboveground net primary productivity (standing stock of vegetation), respectively.</text:p>
      <text:p text:style-name="Standard">Fig. 6. Relationship between percent leaf nitrogen of <text:span text:style-name="T4">Schoenoplectus acutus </text:span>and the best published and new spectral nitrogen indices identified: a) FDS<text:span text:style-name="T11">743,1316 </text:span>and b) FDS<text:span text:style-name="T13">1235,549</text:span>. The 95% confidence interval is indicated. BNPP and ANPP are the belowground and aboveground net primary productivity (standing stock of vegetation), respectively (N = 8). FDS is the first derivative simple ratio index.</text:p>
      <text:p text:style-name="Standard"><text:soft-page-break/>Fig.7. Relationship between a) BNPP (g) and b) ANPP of <text:span text:style-name="T4">Schoenoplectus acutus</text:span> and the best spectral N index identified (FDS<text:span text:style-name="T11">1235,549</text:span>). (N = 8). The 95% confidence interval is indicated. BNPP and ANPP are the belowground and aboveground net primary productivity (standing stock of vegetation), respectively. FDS is the first derivative simple ratio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orphans="2" fo:widows="2" style:writing-mode="lr-tb"/>
      <style:text-properties fo:color="#000000" style:font-name="Times New Roman" fo:font-size="12pt" style:font-size-asian="12pt" style:font-name-complex="Times New Roman2"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font-size="13pt" fo:font-style="italic" style:font-style-asian="italic" style:font-size-complex="13pt" style:font-weight-complex="bold"/>
    </style:style>
    <style:style style:name="Bibliography" style:family="paragraph" style:parent-style-name="Standard" style:default-outline-level="">
      <style:paragraph-properties fo:margin-left="0.5in" fo:margin-right="0in" fo:margin-top="0in" fo:margin-bottom="0in" style:contextual-spacing="false" fo:text-indent="-0.5in" style:auto-text-indent="false"/>
    </style:style>
    <style:style style:name="Title" style:family="paragraph" style:parent-style-name="Heading_20_1" style:default-outline-level="" style:class="chapter">
      <style:paragraph-properties fo:text-align="center" style:justify-single-word="false"/>
    </style:style>
    <style:style style:name="Paragraph1" style:family="paragraph" style:parent-style-name="Standard" style:default-outline-level="">
      <style:paragraph-properties fo:margin-top="0in" fo:margin-bottom="0in" style:contextual-spacing="false" fo:line-height="100%"/>
      <style:text-properties fo:color="#00000a"/>
    </style:style>
    <style:style style:name="Paragraph2" style:family="paragraph" style:parent-style-name="Paragraph1" style:default-outline-level="">
      <style:paragraph-properties fo:margin-left="0in" fo:margin-right="0in" fo:text-indent="0.5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font-style="italic" style:font-size-asian="12pt" style:font-style-asian="italic" style:font-size-complex="13pt" style:font-weight-complex="bold"/>
    </style:style>
    <style:style style:name="Heading_20_1_20_Char" style:display-name="Heading 1 Char" style:family="text" style:parent-style-name="Default_20_Paragraph_20_Font">
      <style:text-properties fo:color="#000000" style:font-name="Times New Roman" fo:font-size="12pt" style:font-size-asian="12pt" style:font-name-complex="Times New Roman2"/>
    </style:style>
    <style:style style:name="Title_20_Char" style:display-name="Title Char" style:family="text" style:parent-style-name="Default_20_Paragraph_20_Font">
      <style:text-properties fo:color="#000000" style:font-name="Times New Roman" fo:font-size="12pt" style:font-size-asian="12pt" style:font-name-complex="Times New Roman2" style:font-size-complex="12pt"/>
    </style:style>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0" style:font-name="Times New Roman" fo:font-size="10pt" style:font-size-asian="10pt" style:font-name-complex="Times New Roman2" style:font-size-complex="10pt"/>
    </style:style>
    <style:style style:name="Comment_20_Subject_20_Char" style:display-name="Comment Subject Char" style:family="text" style:parent-style-name="Comment_20_Text_20_Char">
      <style:text-properties fo:color="#000000" style:font-name="Times New Roman" fo:font-size="10pt" fo:font-weight="bold" style:font-size-asian="10pt" style:font-weight-asian="bold" style:font-name-complex="Times New Roman2" style:font-size-complex="10pt" style:font-weight-complex="bold"/>
    </style:style>
    <style:style style:name="Balloon_20_Text_20_Char" style:display-name="Balloon Text Char" style:family="text" style:parent-style-name="Default_20_Paragraph_20_Font">
      <style:text-properties fo:color="#000000"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p-headline-item" style:family="text" style:parent-style-name="Default_20_Paragraph_20_Font"/>
    <style:style style:name="Line_20_numbering" style:display-name="Line numbering"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ica</meta:initial-creator>
    <meta:editing-cycles>23</meta:editing-cycles>
    <meta:creation-date>2013-01-23T00:51:00</meta:creation-date>
    <dc:date>2013-04-15T19:40:05.09</dc:date>
    <meta:editing-duration>PT20M41S</meta:editing-duration>
    <meta:generator>LibreOffice/4.0.2.2$Windows_x86 LibreOffice_project/4c82dcdd6efcd48b1d8bba66bfe1989deee49c3</meta:generator>
    <meta:document-statistic meta:table-count="4" meta:image-count="0" meta:object-count="0" meta:page-count="21" meta:paragraph-count="143" meta:word-count="4854" meta:character-count="31813" meta:non-whitespace-character-count="270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meta:user-defined>
    <meta:user-defined meta:name="ZOTERO_PREF_2" meta:value-type="string">rue"/</meta:user-defined>
    <meta:template xlink:type="simple" xlink:actuate="onRequest" xlink:title="Normal" xlink:href=""/>
  </office:meta>
</office:document-meta>
</file>